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244cm" fo:margin-left="0cm" table:align="left"/>
    </style:style>
    <style:style style:name="Таблица2.A" style:family="table-column">
      <style:table-column-properties style:column-width="9.375cm"/>
    </style:style>
    <style:style style:name="Таблица2.B" style:family="table-column">
      <style:table-column-properties style:column-width="6.869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0dbbc8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1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14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5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/>
    </style:style>
    <style:style style:name="P16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7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Обычный_20__28_Интернет_29_">
      <style:paragraph-properties fo:margin-left="1.376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15%" fo:text-indent="0.74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15%" fo:text-indent="0.741cm" style:auto-text-indent="false"/>
      <style:text-properties officeooo:paragraph-rsid="00121124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color="#000000" fo:font-size="14pt" fo:language="en" fo:country="US" fo:font-style="italic" fo:font-weight="normal" style:font-size-asian="14pt" style:font-style-asian="italic" style:font-weight-asian="normal" style:font-weight-complex="normal"/>
    </style:style>
    <style:style style:name="P22" style:family="paragraph" style:parent-style-name="Обычный">
      <style:paragraph-properties fo:orphans="2" fo:widows="2" fo:hyphenation-ladder-count="no-limit" style:text-autospace="none" style:vertical-align="auto"/>
      <style:text-properties fo:hyphenate="true"/>
    </style:style>
    <style:style style:name="P23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/>
    </style:style>
    <style:style style:name="P24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5" style:family="paragraph" style:parent-style-name="Standard">
      <style:text-properties fo:color="#000000" style:font-name="Consolas1" fo:font-size="10pt" style:font-size-asian="10pt" style:font-size-complex="10pt" fo:background-color="#ffffff"/>
    </style:style>
    <style:style style:name="P26" style:family="paragraph" style:parent-style-name="Standard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/>
    </style:style>
    <style:style style:name="P27" style:family="paragraph" style:parent-style-name="Standard">
      <style:paragraph-properties fo:orphans="2" fo:widows="2" fo:hyphenation-ladder-count="no-limit" style:text-autospace="none" style:vertical-align="auto"/>
      <style:text-properties fo:color="#000000" style:font-name="Consolas" fo:font-size="10pt" fo:language="en" fo:country="US" style:font-size-asian="10pt" style:font-name-complex="Consolas" style:font-size-complex="10pt" fo:hyphenate="true"/>
    </style:style>
    <style:style style:name="P28" style:family="paragraph" style:parent-style-name="Standard">
      <style:text-properties fo:color="#000000" fo:font-size="10pt" style:font-size-asian="10pt" style:font-size-complex="10pt"/>
    </style:style>
    <style:style style:name="P29" style:family="paragraph" style:parent-style-name="Standard">
      <style:text-properties fo:color="#000000" style:font-name="Consolas" fo:font-size="10pt" style:font-size-asian="10pt" style:font-size-complex="10pt" fo:background-color="#ffffff"/>
    </style:style>
    <style:style style:name="P30" style:family="paragraph" style:parent-style-name="Standard">
      <style:paragraph-properties fo:orphans="2" fo:widows="2" fo:hyphenation-ladder-count="no-limit" style:text-autospace="none" style:vertical-align="auto"/>
      <style:text-properties fo:hyphenate="true"/>
    </style:style>
    <style:style style:name="P31" style:family="paragraph" style:parent-style-name="Standard">
      <style:text-properties style:font-name="Consolas" fo:font-size="10pt" style:font-size-asian="10pt" style:font-size-complex="10pt"/>
    </style:style>
    <style:style style:name="P32" style:family="paragraph" style:parent-style-name="Standard">
      <style:paragraph-properties fo:orphans="2" fo:widows="2" fo:hyphenation-ladder-count="no-limit" style:text-autospace="none" style:vertical-align="auto"/>
      <style:text-properties style:font-name="Consolas" fo:font-size="10pt" style:font-size-asian="10pt" style:font-size-complex="10pt" fo:hyphenate="true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fo:font-style="normal" fo:font-weight="normal" style:font-size-asian="14pt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15dcc6"/>
    </style:style>
    <style:style style:name="P36" style:family="paragraph" style:parent-style-name="Обычный_20__28_Интернет_29_" style:list-style-name="L1">
      <style:paragraph-properties fo:line-height="150%" fo:text-align="justify" style:justify-single-word="false"/>
    </style:style>
    <style:style style:name="P37" style:family="paragraph" style:parent-style-name="Обычный_20__28_Интернет_29_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38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bbc8" style:font-size-asian="14pt" style:font-size-complex="14pt"/>
    </style:style>
    <style:style style:name="T10" style:family="text">
      <style:text-properties fo:font-size="14pt" officeooo:rsid="00143bda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fo:font-weight="bold" style:font-size-asian="14pt" style:font-weight-asian="bold"/>
    </style:style>
    <style:style style:name="T13" style:family="text">
      <style:text-properties fo:font-size="14pt" fo:language="en" fo:country="US" fo:font-weight="bold" style:font-size-asian="14pt" style:font-weight-asian="bold" style:font-size-complex="14pt"/>
    </style:style>
    <style:style style:name="T14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5" style:family="text">
      <style:text-properties fo:font-size="14pt" fo:language="en" fo:country="US" fo:font-style="normal" fo:font-weight="bold" style:font-size-asian="14pt" style:font-style-asian="normal" style:font-weight-asian="bold" style:font-style-complex="normal"/>
    </style:style>
    <style:style style:name="T16" style:family="text">
      <style:text-properties fo:font-size="14pt" fo:language="en" fo:country="US" fo:font-style="normal" style:font-size-asian="14pt" style:font-style-asian="normal" style:font-style-complex="normal"/>
    </style:style>
    <style:style style:name="T17" style:family="text">
      <style:text-properties fo:font-size="14pt" fo:language="en" fo:country="US" fo:font-style="normal" fo:font-weight="normal" style:font-size-asian="14pt" style:font-style-asian="normal" style:font-weight-asian="normal" style:font-style-complex="normal" style:font-weight-complex="normal"/>
    </style:style>
    <style:style style:name="T18" style:family="text">
      <style:text-properties fo:font-size="14pt" fo:language="en" fo:country="US" fo:font-style="normal" fo:font-weight="normal" officeooo:rsid="0015dcc6" style:font-size-asian="14pt" style:font-style-asian="normal" style:font-weight-asian="normal" style:font-style-complex="normal" style:font-weight-complex="normal"/>
    </style:style>
    <style:style style:name="T19" style:family="text">
      <style:text-properties fo:font-size="14pt" fo:font-style="italic" fo:font-weight="bold" style:font-size-asian="14pt" style:font-style-asian="italic" style:font-weight-asian="bold"/>
    </style:style>
    <style:style style:name="T20" style:family="text">
      <style:text-properties fo:font-size="14pt" fo:language="ru" fo:country="RU" officeooo:rsid="00143bda" style:font-size-asian="14pt" style:font-size-complex="14pt"/>
    </style:style>
    <style:style style:name="T21" style:family="text">
      <style:text-properties fo:font-size="14pt" fo:language="ru" fo:country="RU" fo:font-style="normal" fo:font-weight="normal" style:font-size-asian="14pt" style:font-style-asian="normal" style:font-weight-asian="normal" style:font-style-complex="normal" style:font-weight-complex="normal"/>
    </style:style>
    <style:style style:name="T22" style:family="text">
      <style:text-properties fo:font-size="14pt" fo:language="ru" fo:country="RU" fo:font-style="normal" fo:font-weight="normal" officeooo:rsid="0015dcc6" style:font-size-asian="14pt" style:font-style-asian="normal" style:font-weight-asian="normal" style:font-style-complex="normal" style:font-weight-complex="normal"/>
    </style:style>
    <style:style style:name="T23" style:family="text">
      <style:text-properties fo:font-size="14pt" fo:font-style="normal" fo:font-weight="bold" style:font-size-asian="14pt" style:font-style-asian="normal" style:font-weight-asian="bold" style:font-style-complex="normal"/>
    </style:style>
    <style:style style:name="T24" style:family="text">
      <style:text-properties fo:font-size="14pt" fo:font-style="normal" style:font-size-asian="14pt" style:font-style-asian="normal" style:font-style-complex="normal"/>
    </style:style>
    <style:style style:name="T25" style:family="text">
      <style:text-properties fo:font-size="14pt" fo:font-style="normal" fo:font-weight="normal" style:font-size-asian="14pt" style:font-style-asian="normal" style:font-weight-asian="normal" style:font-style-complex="normal" style:font-weight-complex="normal"/>
    </style:style>
    <style:style style:name="T26" style:family="text">
      <style:text-properties fo:color="#ff0000" fo:font-size="14pt" fo:font-weight="bold" style:font-size-asian="14pt" style:font-weight-asian="bold" style:font-size-complex="14pt"/>
    </style:style>
    <style:style style:name="T27" style:family="text">
      <style:text-properties fo:font-weight="bold" style:font-weight-asian="bold"/>
    </style:style>
    <style:style style:name="T28" style:family="text">
      <style:text-properties fo:color="#808080" style:font-name="Consolas1" fo:font-size="9.5pt" style:font-size-asian="9.5pt" fo:background-color="#ffffff"/>
    </style:style>
    <style:style style:name="T29" style:family="text">
      <style:text-properties fo:color="#808080" style:font-name="Consolas1" fo:font-weight="normal" style:font-weight-asian="normal" style:font-weight-complex="normal" fo:background-color="#ffffff"/>
    </style:style>
    <style:style style:name="T30" style:family="text">
      <style:text-properties fo:color="#000000" style:font-name="Consolas" fo:font-size="9.5pt" style:font-size-asian="9.5pt" style:font-name-complex="Consolas" style:font-size-complex="9.5pt"/>
    </style:style>
    <style:style style:name="T31" style:family="text">
      <style:text-properties fo:color="#000000" style:font-name="Consolas" fo:font-size="9.5pt" style:font-size-asian="9.5pt" style:font-name-complex="Consolas" style:font-size-complex="9.5pt" fo:background-color="#ffffff"/>
    </style:style>
    <style:style style:name="T32" style:family="text">
      <style:text-properties fo:color="#000000" style:font-name="Consolas" style:font-name-complex="Consolas"/>
    </style:style>
    <style:style style:name="T33" style:family="text">
      <style:text-properties fo:color="#000000" style:font-name="Consolas" style:font-name-complex="Consolas" fo:background-color="#ffffff"/>
    </style:style>
    <style:style style:name="T34" style:family="text">
      <style:text-properties fo:color="#000000" style:font-name="Consolas" fo:font-size="10pt" style:font-size-asian="10pt" style:font-name-complex="Consolas" style:font-size-complex="10pt" fo:background-color="#ffffff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fo:color="#000000" style:font-name="Consolas1" fo:font-size="9.5pt" style:font-size-asian="9.5pt" fo:background-color="#ffffff"/>
    </style:style>
    <style:style style:name="T37" style:family="text">
      <style:text-properties fo:color="#000000" style:font-name="Consolas1" fo:background-color="#ffffff"/>
    </style:style>
    <style:style style:name="T38" style:family="text">
      <style:text-properties fo:color="#000000" fo:font-size="10pt" style:font-size-asian="10pt" style:font-name-complex="Consolas" style:font-size-complex="10pt" fo:background-color="#ffffff"/>
    </style:style>
    <style:style style:name="T39" style:family="text">
      <style:text-properties fo:color="#000000" style:font-name-complex="Consolas"/>
    </style:style>
    <style:style style:name="T40" style:family="text">
      <style:text-properties fo:color="#000000" fo:background-color="#ffffff"/>
    </style:style>
    <style:style style:name="T41" style:family="text">
      <style:text-properties fo:color="#000000" style:font-name="Consolas" fo:font-size="10pt" style:font-size-asian="10pt" style:font-name-complex="Consolas" style:font-size-complex="10pt" fo:background-color="#ffffff"/>
    </style:style>
    <style:style style:name="T42" style:family="text">
      <style:text-properties fo:color="#a31515" style:font-name="Consolas1" fo:font-size="9.5pt" style:font-size-asian="9.5pt" fo:background-color="#ffffff"/>
    </style:style>
    <style:style style:name="T43" style:family="text">
      <style:text-properties fo:color="#a31515" style:font-name="Consolas1" fo:background-color="#ffffff"/>
    </style:style>
    <style:style style:name="T44" style:family="text">
      <style:text-properties fo:color="#0000ff" style:font-name="Consolas1" fo:font-size="9.5pt" style:font-size-asian="9.5pt" fo:background-color="#ffffff"/>
    </style:style>
    <style:style style:name="T45" style:family="text">
      <style:text-properties fo:color="#008080" style:font-name="Consolas1" fo:font-size="9.5pt" style:font-size-asian="9.5pt" fo:background-color="#ffffff"/>
    </style:style>
    <style:style style:name="T46" style:family="text">
      <style:text-properties fo:color="#2b91af" style:font-name="Consolas1" fo:font-size="9.5pt" style:font-size-asian="9.5pt" fo:background-color="#ffffff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language="en" fo:country="US" officeooo:rsid="00143bda"/>
    </style:style>
    <style:style style:name="T49" style:family="text">
      <style:text-properties fo:language="en" fo:country="US" officeooo:rsid="0015dcc6"/>
    </style:style>
    <style:style style:name="T50" style:family="text">
      <style:text-properties officeooo:rsid="00143bda"/>
    </style:style>
    <style:style style:name="T51" style:family="text">
      <style:text-properties fo:language="ru" fo:country="RU" officeooo:rsid="0015dcc6"/>
    </style:style>
    <style:style style:name="T52" style:family="text">
      <style:text-properties officeooo:rsid="0015dcc6"/>
    </style:style>
    <style:style style:name="T53" style:family="text">
      <style:text-properties fo:color="#008000" style:font-name="Consolas1" fo:font-size="9.5pt" style:font-size-asian="9.5pt" fo:background-color="#ffffff"/>
    </style:style>
    <style:style style:name="T54" style:family="text">
      <style:text-properties style:font-name="Consolas1" fo:background-color="#ffffff"/>
    </style:style>
    <style:style style:name="T55" style:family="text">
      <style:text-properties style:font-name="Consolas1" fo:background-color="#ffffff"/>
    </style:style>
    <style:style style:name="T56" style:family="text">
      <style:text-properties style:font-name="Consolas1" fo:background-color="#ffffff"/>
    </style:style>
    <style:style style:name="T57" style:family="text">
      <style:text-properties style:font-name="Consolas1" fo:background-color="#ffffff"/>
    </style:style>
    <style:style style:name="T58" style:family="text">
      <style:text-properties style:font-name="Consolas1" fo:background-color="#ffffff"/>
    </style:style>
    <style:style style:name="T59" style:family="text">
      <style:text-properties style:font-name="Consolas1" fo:background-color="#ffffff"/>
    </style:style>
    <style:style style:name="T60" style:family="text">
      <style:text-properties style:font-name="Consolas1" fo:background-color="#ffffff"/>
    </style:style>
    <style:style style:name="T61" style:family="text">
      <style:text-properties style:font-name="Consolas1" fo:font-weight="normal" style:font-weight-asian="normal" style:font-weight-complex="normal" fo:background-color="#ffffff"/>
    </style:style>
    <style:style style:name="T62" style:family="text">
      <style:text-properties style:font-name="Consolas1" fo:font-size="9.5pt" style:font-size-asian="9.5pt" fo:background-color="#ffffff"/>
    </style:style>
    <style:style style:name="T63" style:family="text">
      <style:text-properties style:font-name="Consolas1" fo:font-size="9.5pt" style:font-size-asian="9.5pt" fo:background-color="#ffffff"/>
    </style:style>
    <style:style style:name="T64" style:family="text">
      <style:text-properties style:font-name="Consolas1" fo:font-size="9.5pt" style:font-size-asian="9.5pt" fo:background-color="#ffffff"/>
    </style:style>
    <style:style style:name="T65" style:family="text">
      <style:text-properties style:font-name="Consolas1" fo:font-size="9.5pt" style:font-size-asian="9.5pt" fo:background-color="#ffffff"/>
    </style:style>
    <style:style style:name="T66" style:family="text">
      <style:text-properties style:font-name="Consolas1" fo:font-size="9.5pt" style:font-size-asian="9.5pt" fo:background-color="#ffffff"/>
    </style:style>
    <style:style style:name="T67" style:family="text">
      <style:text-properties style:font-name="Consolas1" fo:font-size="9.5pt" style:font-size-asian="9.5pt" fo:background-color="#ffffff"/>
    </style:style>
    <style:style style:name="T68" style:family="text">
      <style:text-properties style:font-name="Consolas1" fo:font-size="9.5pt" style:font-size-asian="9.5pt" fo:background-color="#ffffff"/>
    </style:style>
    <style:style style:name="T69" style:family="text">
      <style:text-properties style:font-name="Consolas1" fo:font-size="10pt" fo:font-weight="normal" style:font-size-asian="10pt" style:font-weight-asian="normal" style:font-size-complex="10pt" style:font-weight-complex="normal" fo:background-color="#ffffff"/>
    </style:style>
    <style:style style:name="T70" style:family="text">
      <style:text-properties style:font-name="Consolas1" fo:font-size="10pt" style:font-size-asian="10pt" style:font-size-complex="10pt" fo:background-color="#ffffff"/>
    </style:style>
    <style:style style:name="T71" style:family="text">
      <style:text-properties style:font-name="Consolas1" fo:font-size="10pt" style:font-size-asian="10pt" style:font-size-complex="10pt" fo:background-color="#ffffff"/>
    </style:style>
    <text:list-style style:name="L1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77cm" fo:margin-left="2.0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4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6"> </text:span></text:span><text:span text:style-name="Основной_20_шрифт_20_абзаца"><text:span text:style-name="T4">№6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27">Организация связи Ассемблера с ЯВУ на примере программы построения частотного распределения попаданий псевдослучайных целых чисел в заданные интервалы.<text:line-break/></text:span></text:span></text:h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20">Докукин </text:span></text:span><text:span text:style-name="Основной_20_шрифт_20_абзаца"><text:span text:style-name="T20">В.М</text:span></text:span><text:span text:style-name="Основной_20_шрифт_20_абзаца"><text:span text:style-name="T9">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7">Ефремов М</text:span></text:span><text:span text:style-name="Основной_20_шрифт_20_абзаца"><text:span text:style-name="T11">.</text:span></text:span><text:span text:style-name="Основной_20_шрифт_20_абзаца"><text:span text:style-name="T7">А</text:span></text:span><text:span text:style-name="Основной_20_шрифт_20_абзаца"><text:span text:style-name="T11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1"><text:soft-page-break/><text:span text:style-name="Основной_20_шрифт_20_абзаца"><text:span text:style-name="T3">Цель работы.</text:span></text:span></text:p>
      <text:p text:style-name="P14">Изучить <text:span text:style-name="T50">взаимодействие</text:span> программы на ЯВУ <text:span text:style-name="T50">с модулем на языке А</text:span>ссеблер<text:span text:style-name="T50">а</text:span>, написать ассемблерный модуль.</text:p>
      <text:p text:style-name="P12">Задание:</text:p>
      <text:p text:style-name="P12"><text:span text:style-name="T50">7</text:span> Вариант – нечетный</text:p>
      <text:p text:style-name="P13"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/text:p>
      <text:p text:style-name="P13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/text:p>
      <text:p text:style-name="P13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</text:p>
      <text:p text:style-name="P13">Исходные данные.</text:p>
      <text:p text:style-name="P13">1. Длина массива псевдослучайных целых чисел - NumRanDat (&lt;= 16K, К=1024)</text:p>
      <text:p text:style-name="P13"><text:soft-page-break/>2. Диапазон изменения массива псевдослучайных целых чисел [Xmin, Xmax] , значения могут быть биполярные;</text:p>
      <text:p text:style-name="P13">3. Количество интервалов, на которые разбивается диапазон изменения массива псевдослучайных целых чисел - NInt ( &lt;=24 )</text:p>
      <text:p text:style-name="P13">4. Массив левых границ интервалов разбиения LGrInt (должны принадлежать интервалу [Xmin, Xmax]).</text:p>
      <text:p text:style-name="P13">Результаты:</text:p>
      <text:p text:style-name="P15"><text:s/>1. Текстовый файл, строка которого содержит:</text:p>
      <text:p text:style-name="P13"><text:s/>- номер интервала,</text:p>
      <text:p text:style-name="P13"><text:s/>- левую границу интервала,</text:p>
      <text:p text:style-name="P13"><text:s/>- количество псевдослучайных чисел, попавших в интервал.</text:p>
      <text:p text:style-name="P15"><text:s/>Количество строк равно числу интервалов разбиения.</text:p>
      <text:p text:style-name="P13"><text:s/>2. График, отражающий распределение чисел по интервалам. (необязательный результат)</text:p>
      <text:p text:style-name="P13">В зависимости от номера бригады формирование частотного распределения должно производиться по одному из двух вариантов:</text:p>
      <text:list xml:id="list3476738909" text:style-name="L1">
        <text:list-item>
          <text:p text:style-name="P36"><text:soft-page-break/><text:span text:style-name="Основной_20_шрифт_20_абзаца"><text:span text:style-name="T6">Для бригад с нечетным номером: подпрограмма формирования распределения количества попаданий псевдослучайных целых чисел в заданные интервалы реализуется в виде одного ассемблерного модуля, сразу формирующего требуемое распределение и возвращающего его в головную программу, написанную на ЯВУ;</text:span></text:span></text:p>
        </text:list-item>
      </text:list>
      <text:p text:style-name="P18">Ход работы:</text:p>
      <text:p text:style-name="P15">В качестве ЯВУ использ<text:span text:style-name="T50">ован язык</text:span> С++. <text:span text:style-name="T50">Вначале п</text:span>роизводится ввод необходимых данных, затем вызывается фу<text:span text:style-name="T50">нкция, определенная в модуле </text:span><text:span text:style-name="T48">module.asm</text:span>. В ней происходит обработка массива и выполняются необходимые действия для получения массива-ответа. В массиве-ответе хранится количество чисел, попавших в заданные диапазоны. Далее происходит вывод значений-ответов на экран и в файл.</text:p>
      <text:p text:style-name="P12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6">В<text:span text:style-name="T51">ходные данные</text:span></text:p>
          </table:table-cell>
          <table:table-cell table:style-name="Таблица2.B1" office:value-type="string">
            <text:p text:style-name="P16">Вы<text:span text:style-name="T52">ходные данные</text:span></text:p>
          </table:table-cell>
        </table:table-row>
        <table:table-row>
          <table:table-cell table:style-name="Таблица2.A1" office:value-type="string">
            <text:p text:style-name="P37">Enter random nubmers array length:</text:p>
            <text:p text:style-name="P37">20</text:p>
            <text:p text:style-name="P37">Enter lower bound:</text:p>
            <text:p text:style-name="P37">1</text:p>
            <text:p text:style-name="P37">Enter higher bound:</text:p>
            <text:p text:style-name="P37">100</text:p>
            <text:p text:style-name="P37"><text:soft-page-break/>Enter number of ranges(&lt;= 24): 5</text:p>
            <text:p text:style-name="P37">Enter 5 lower bounds of intervals:</text:p>
            <text:p text:style-name="P37">20</text:p>
            <text:p text:style-name="P37">40</text:p>
            <text:p text:style-name="P37">60</text:p>
            <text:p text:style-name="P37">80</text:p>
            <text:p text:style-name="P37">100</text:p>
          </table:table-cell>
          <table:table-cell table:style-name="Таблица2.B1" office:value-type="string">
            <text:p text:style-name="P17"># of intervals <text:s/>lower bound <text:s text:c="4"/>count</text:p>
            <text:p text:style-name="P17"><text:s text:c="5"/>1 <text:s text:c="13"/>20 <text:s text:c="12"/>16</text:p>
            <text:p text:style-name="P17"><text:s text:c="5"/>2 <text:s text:c="13"/>40 <text:s text:c="12"/>10</text:p>
            <text:p text:style-name="P17"><text:s text:c="5"/>3 <text:s text:c="13"/>60 <text:s text:c="12"/>8</text:p>
            <text:p text:style-name="P17"><text:soft-page-break/><text:s text:c="5"/>4 <text:s text:c="13"/>80 <text:s text:c="12"/>8</text:p>
            <text:p text:style-name="P17"><text:s text:c="5"/>5 <text:s text:c="13"/>100 <text:s text:c="11"/>0</text:p>
          </table:table-cell>
        </table:table-row>
      </table:table>
      <text:p text:style-name="P19"/>
      <text:p text:style-name="P20"><text:span text:style-name="Основной_20_шрифт_20_абзаца"><text:span text:style-name="T13"><text:s text:c="4"/></text:span></text:span><text:span text:style-name="Основной_20_шрифт_20_абзаца"><text:span text:style-name="T4">Выводы.</text:span></text:span></text:p>
      <text:p text:style-name="P33">В результате выполнения лабораторной работы был <text:span text:style-name="T52">написан</text:span> код, состоящий из модуля <text:span text:style-name="T52">на языке Ассемблера</text:span> и остальной части на ЯВУ С++, который <text:span text:style-name="T52">рассчитывает и выводит на экран и в файл</text:span> частоту попадания псевдо<text:span text:style-name="T52">случайных</text:span> чисел в определенные <text:span text:style-name="T52">пользователем</text:span> диап<text:span text:style-name="T52">а</text:span>зоны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7"><text:soft-page-break/><text:s/><text:tab/><text:span text:style-name="Основной_20_шрифт_20_абзаца"><text:span text:style-name="T5">Приложение.</text:span></text:span></text:p>
      <text:p text:style-name="P34"><text:span text:style-name="T52">Имя файла: </text:span><text:span text:style-name="T49">ConsoleApplication9</text:span>.cpp</text:p>
      <text:p text:style-name="P26"><text:span text:style-name="Основной_20_шрифт_20_абзаца"><text:span text:style-name="T69">#include</text:span></text:span><text:span text:style-name="T70"> </text:span><text:span text:style-name="T70">&lt;stdlib.h&gt;</text:span></text:p>
      <text:p text:style-name="P28"><text:span text:style-name="T54">#include</text:span><text:span text:style-name="T54"> </text:span><text:span text:style-name="T54">&lt;iostream&gt;</text:span></text:p>
      <text:p text:style-name="P28"><text:span text:style-name="T54">#include</text:span><text:span text:style-name="T54"> </text:span><text:span text:style-name="T54">&lt;fstream&gt;</text:span></text:p>
      <text:p text:style-name="P28"><text:span text:style-name="T54">#include</text:span><text:span text:style-name="T54"> </text:span><text:span text:style-name="T54">&lt;ctime&gt;</text:span></text:p>
      <text:p text:style-name="P28"><text:span text:style-name="T54">#include</text:span><text:span text:style-name="T54"> </text:span><text:span text:style-name="T54">&lt;random&gt;</text:span></text:p>
      <text:p text:style-name="P25"/>
      <text:p text:style-name="P28"><text:span text:style-name="T54">extern</text:span><text:span text:style-name="T54"> </text:span><text:span text:style-name="T54">"C"</text:span><text:span text:style-name="T54"> </text:span><text:span text:style-name="T54">// C functions usage</text:span></text:p>
      <text:p text:style-name="P28"><text:span text:style-name="T54">{</text:span></text:p>
      <text:p text:style-name="P28"><text:span text:style-name="T54"><text:tab/></text:span><text:span text:style-name="T54">void</text:span><text:span text:style-name="T54"> _form_array(</text:span><text:span text:style-name="T54">int</text:span><text:span text:style-name="T54"> </text:span><text:span text:style-name="T54">NumRanDat</text:span><text:span text:style-name="T54">, </text:span><text:span text:style-name="T54">int</text:span><text:span text:style-name="T54"> </text:span><text:span text:style-name="T54">numRanges</text:span><text:span text:style-name="T54">, </text:span><text:span text:style-name="T54">int</text:span><text:span text:style-name="T54">* </text:span><text:span text:style-name="T54">arr</text:span><text:span text:style-name="T54">, </text:span><text:span text:style-name="T54">int</text:span><text:span text:style-name="T54">* </text:span><text:span text:style-name="T54">LGrInt</text:span><text:span text:style-name="T54">, </text:span><text:span text:style-name="T54">int</text:span><text:span text:style-name="T54">* </text:span><text:span text:style-name="T54">res_arr</text:span><text:span text:style-name="T54">);</text:span></text:p>
      <text:p text:style-name="P28"><text:span text:style-name="T54">}</text:span></text:p>
      <text:p text:style-name="P25"/>
      <text:p text:style-name="P28"><text:span text:style-name="T54">int</text:span><text:span text:style-name="T54"> main()</text:span></text:p>
      <text:p text:style-name="P28"><text:span text:style-name="T54">{</text:span></text:p>
      <text:p text:style-name="P28"><text:span text:style-name="T54"><text:tab/>srand(time(0));</text:span></text:p>
      <text:p text:style-name="P25"/>
      <text:p text:style-name="P28"><text:span text:style-name="T54"><text:tab/></text:span><text:span text:style-name="T54">int</text:span><text:span text:style-name="T54"> NumRanDat = 0;</text:span></text:p>
      <text:p text:style-name="P28"><text:span text:style-name="T54"><text:tab/>std::cout </text:span><text:span text:style-name="T54">&lt;&lt;</text:span><text:span text:style-name="T54"> </text:span><text:span text:style-name="T54">"Enter random nubmers array length:\n"</text:span><text:span text:style-name="T54">;</text:span></text:p>
      <text:p text:style-name="P28"><text:span text:style-name="T54"><text:tab/>std::cin </text:span><text:span text:style-name="T54">&gt;&gt;</text:span><text:span text:style-name="T54"> NumRanDat;</text:span></text:p>
      <text:p text:style-name="P28"><text:span text:style-name="T54"><text:tab/></text:span><text:span text:style-name="T54">if</text:span><text:span text:style-name="T54"> (NumRanDat &gt; 16 * 1024) {</text:span></text:p>
      <text:p text:style-name="P28"><text:span text:style-name="T54"><text:tab/><text:tab/>NumRanDat = 16 * 1024;</text:span></text:p>
      <text:p text:style-name="P28"><text:span text:style-name="T54"><text:tab/>}</text:span></text:p>
      <text:p text:style-name="P28"><text:span text:style-name="T54"><text:tab/></text:span><text:span text:style-name="T54">int</text:span><text:span text:style-name="T54"> Xmin = 0, Xmax = 0, NInt = 0;</text:span></text:p>
      <text:p text:style-name="P28"><text:span text:style-name="T54"><text:tab/>std::cout </text:span><text:span text:style-name="T54">&lt;&lt;</text:span><text:span text:style-name="T54"> </text:span><text:span text:style-name="T54">"Enter lower bound:\n"</text:span><text:span text:style-name="T54">;</text:span></text:p>
      <text:p text:style-name="P28"><text:span text:style-name="T54"><text:tab/>std::cin </text:span><text:span text:style-name="T54">&gt;&gt;</text:span><text:span text:style-name="T54"> Xmin;</text:span></text:p>
      <text:p text:style-name="P28"><text:span text:style-name="T54"><text:tab/>std::cout </text:span><text:span text:style-name="T54">&lt;&lt;</text:span><text:span text:style-name="T54"> </text:span><text:span text:style-name="T54">"Enter higher bound:\n"</text:span><text:span text:style-name="T54">;</text:span></text:p>
      <text:p text:style-name="P28"><text:span text:style-name="T54"><text:tab/>std::cin </text:span><text:span text:style-name="T54">&gt;&gt;</text:span><text:span text:style-name="T54"> Xmax;</text:span></text:p>
      <text:p text:style-name="P28"><text:span text:style-name="T54"><text:tab/>std::cout </text:span><text:span text:style-name="T54">&lt;&lt;</text:span><text:span text:style-name="T54"> </text:span><text:span text:style-name="T54">"Enter number of ranges(&lt;= 24): "</text:span><text:span text:style-name="T54">;</text:span></text:p>
      <text:p text:style-name="P28"><text:span text:style-name="T54"><text:tab/>std::cin </text:span><text:span text:style-name="T54">&gt;&gt;</text:span><text:span text:style-name="T54"> NInt;</text:span></text:p>
      <text:p text:style-name="P28"><text:span text:style-name="T54"><text:tab/></text:span><text:span text:style-name="T54">if</text:span><text:span text:style-name="T54"> (NInt &gt; 24) {</text:span></text:p>
      <text:p text:style-name="P28"><text:span text:style-name="T54"><text:tab/><text:tab/>NInt = 24;</text:span></text:p>
      <text:p text:style-name="P28"><text:span text:style-name="T54"><text:tab/>}</text:span></text:p>
      <text:p text:style-name="P28"><text:span text:style-name="T54"><text:tab/></text:span><text:span text:style-name="T54">int</text:span><text:span text:style-name="T54">* LGrInt = </text:span><text:span text:style-name="T54">new</text:span><text:span text:style-name="T54"> </text:span><text:span text:style-name="T54">int</text:span><text:span text:style-name="T54">[NInt];</text:span></text:p>
      <text:p text:style-name="P28"><text:span text:style-name="T54"><text:tab/>std::cout </text:span><text:span text:style-name="T54">&lt;&lt;</text:span><text:span text:style-name="T54"> </text:span><text:span text:style-name="T54">"Enter "</text:span><text:span text:style-name="T54"> </text:span><text:span text:style-name="T54">&lt;&lt;</text:span><text:span text:style-name="T54"> NInt </text:span><text:span text:style-name="T54">&lt;&lt;</text:span><text:span text:style-name="T54"> </text:span><text:span text:style-name="T54">" lower bounds of intervals:\n"</text:span><text:span text:style-name="T54">;</text:span></text:p>
      <text:p text:style-name="P28"><text:span text:style-name="T54"><text:tab/></text:span><text:span text:style-name="T54">for</text:span><text:span text:style-name="T54"> (</text:span><text:span text:style-name="T54">int</text:span><text:span text:style-name="T54"> i = 0; i &lt; NInt; i++)</text:span></text:p>
      <text:p text:style-name="P28"><text:span text:style-name="T54"><text:tab/>{</text:span></text:p>
      <text:p text:style-name="P28"><text:span text:style-name="T54"><text:tab/><text:tab/>std::cin </text:span><text:span text:style-name="T54">&gt;&gt;</text:span><text:span text:style-name="T54"> LGrInt[i];</text:span></text:p>
      <text:p text:style-name="P28"><text:span text:style-name="T54"><text:tab/><text:tab/></text:span><text:span text:style-name="T54">if</text:span><text:span text:style-name="T54"> (i != 0) </text:span><text:span text:style-name="T54">while</text:span><text:span text:style-name="T54"> (LGrInt[i] &lt; LGrInt[i - 1])</text:span></text:p>
      <text:p text:style-name="P28"><text:span text:style-name="T54"><text:tab/><text:tab/>{</text:span></text:p>
      <text:p text:style-name="P28"><text:span text:style-name="T54"><text:tab/><text:tab/><text:tab/>std::cout </text:span><text:span text:style-name="T54">&lt;&lt;</text:span><text:span text:style-name="T54"> </text:span><text:span text:style-name="T54">"Entered bound "</text:span><text:span text:style-name="T54"> </text:span><text:span text:style-name="T54">&lt;&lt;</text:span><text:span text:style-name="T54"> LGrInt[i] </text:span><text:span text:style-name="T54">&lt;&lt;</text:span><text:span text:style-name="T54"> </text:span><text:span text:style-name="T54">" is lower than previous, try again.\n"</text:span><text:span text:style-name="T54">;</text:span></text:p>
      <text:p text:style-name="P28"><text:span text:style-name="T54"><text:tab/><text:tab/><text:tab/>std::cin </text:span><text:span text:style-name="T54">&gt;&gt;</text:span><text:span text:style-name="T54"> LGrInt[i];</text:span></text:p>
      <text:p text:style-name="P28"><text:span text:style-name="T54"><text:tab/><text:tab/>}</text:span></text:p>
      <text:p text:style-name="P28"><text:span text:style-name="T54"><text:tab/><text:tab/></text:span><text:span text:style-name="T54">while</text:span><text:span text:style-name="T54"> (LGrInt[i] &lt; Xmin || LGrInt[i] &gt; Xmax)</text:span></text:p>
      <text:p text:style-name="P28"><text:span text:style-name="T54"><text:tab/><text:tab/>{</text:span></text:p>
      <text:p text:style-name="P28"><text:span text:style-name="T54"><text:tab/><text:tab/><text:tab/>std::cout </text:span><text:span text:style-name="T54">&lt;&lt;</text:span><text:span text:style-name="T54"> </text:span><text:span text:style-name="T54">"Entered bound "</text:span><text:span text:style-name="T54"> </text:span><text:span text:style-name="T54">&lt;&lt;</text:span><text:span text:style-name="T54"> LGrInt[i] </text:span><text:span text:style-name="T54">&lt;&lt;</text:span><text:span text:style-name="T54"> </text:span><text:span text:style-name="T54">" is not included in the specified intervals, try again.\n"</text:span><text:span text:style-name="T54">;</text:span></text:p>
      <text:p text:style-name="P28"><text:span text:style-name="T54"><text:tab/><text:tab/><text:tab/>std::cin </text:span><text:span text:style-name="T54">&gt;&gt;</text:span><text:span text:style-name="T54"> LGrInt[i];</text:span></text:p>
      <text:p text:style-name="P28"><text:span text:style-name="T54"><text:tab/><text:tab/>}</text:span></text:p>
      <text:p text:style-name="P28"><text:span text:style-name="T54"><text:tab/>}</text:span></text:p>
      <text:p text:style-name="P25"/>
      <text:p text:style-name="P28"><text:span text:style-name="T54"><text:tab/></text:span><text:span text:style-name="T54">// End of input</text:span></text:p>
      <text:p text:style-name="P25"/>
      <text:p text:style-name="P28"><text:span text:style-name="T54"><text:tab/></text:span><text:span text:style-name="T54">int</text:span><text:span text:style-name="T54">* arr = </text:span><text:span text:style-name="T54">new</text:span><text:span text:style-name="T54"> </text:span><text:span text:style-name="T54">int</text:span><text:span text:style-name="T54">[NumRanDat]();</text:span></text:p>
      <text:p text:style-name="P25"/>
      <text:p text:style-name="P28"><text:span text:style-name="T54"><text:tab/></text:span><text:span text:style-name="T54">for</text:span><text:span text:style-name="T54"> (</text:span><text:span text:style-name="T54">int</text:span><text:span text:style-name="T54"> i = 0; i &lt; NumRanDat; i++)</text:span></text:p>
      <text:p text:style-name="P28"><text:span text:style-name="T54"><text:tab/>{</text:span></text:p>
      <text:p text:style-name="P28"><text:span text:style-name="T54"><text:tab/><text:tab/></text:span><text:span text:style-name="T54">int</text:span><text:span text:style-name="T54"> r = rand();</text:span></text:p>
      <text:p text:style-name="P28"><text:span text:style-name="T54"><text:tab/><text:tab/>arr[i] = Xmin + r % (Xmax - Xmin);</text:span></text:p>
      <text:p text:style-name="P28"><text:soft-page-break/><text:span text:style-name="T54"><text:tab/>}</text:span></text:p>
      <text:p text:style-name="P25"/>
      <text:p text:style-name="P28"><text:span text:style-name="T54"><text:tab/></text:span><text:span text:style-name="T54">int</text:span><text:span text:style-name="T54">* res_arr = </text:span><text:span text:style-name="T54">new</text:span><text:span text:style-name="T54"> </text:span><text:span text:style-name="T54">int</text:span><text:span text:style-name="T54">[NInt];</text:span></text:p>
      <text:p text:style-name="P28"><text:span text:style-name="T54"><text:tab/></text:span><text:span text:style-name="T54">for</text:span><text:span text:style-name="T54"> (</text:span><text:span text:style-name="T54">int</text:span><text:span text:style-name="T54"> i = 0; i &lt; NInt; i++)</text:span></text:p>
      <text:p text:style-name="P28"><text:span text:style-name="T54"><text:tab/><text:tab/>res_arr[i] = 0;</text:span></text:p>
      <text:p text:style-name="P28"><text:span text:style-name="T54"><text:tab/>_form_array(NumRanDat, NInt, arr, LGrInt, res_arr); </text:span><text:span text:style-name="T54">// Assembler</text:span></text:p>
      <text:p text:style-name="P25"/>
      <text:p text:style-name="P28"><text:span text:style-name="T54"><text:tab/></text:span><text:span text:style-name="T54">// Output</text:span></text:p>
      <text:p text:style-name="P28"><text:span text:style-name="T54"><text:tab/>std::</text:span><text:span text:style-name="T54">ofstream</text:span><text:span text:style-name="T54"> file(</text:span><text:span text:style-name="T54">"res.txt"</text:span><text:span text:style-name="T54">);</text:span></text:p>
      <text:p text:style-name="P28"><text:span text:style-name="T54"><text:tab/>std::cout </text:span><text:span text:style-name="T54">&lt;&lt;</text:span><text:span text:style-name="T54"> </text:span><text:span text:style-name="T54">"Generated pseudo-random numbers:\n"</text:span><text:span text:style-name="T54">;</text:span></text:p>
      <text:p text:style-name="P28"><text:span text:style-name="T54"><text:tab/>file </text:span><text:span text:style-name="T54">&lt;&lt;</text:span><text:span text:style-name="T54"> </text:span><text:span text:style-name="T54">"Generated pseudo-random numbers:\n"</text:span><text:span text:style-name="T54">;</text:span></text:p>
      <text:p text:style-name="P28"><text:span text:style-name="T54"><text:tab/></text:span><text:span text:style-name="T54">for</text:span><text:span text:style-name="T54"> (</text:span><text:span text:style-name="T54">int</text:span><text:span text:style-name="T54"> i = 0; i &lt; NumRanDat; i++)</text:span></text:p>
      <text:p text:style-name="P28"><text:span text:style-name="T54"><text:tab/>{</text:span></text:p>
      <text:p text:style-name="P28"><text:span text:style-name="T54"><text:tab/><text:tab/>std::cout </text:span><text:span text:style-name="T54">&lt;&lt;</text:span><text:span text:style-name="T54"> arr[i] </text:span><text:span text:style-name="T54">&lt;&lt;</text:span><text:span text:style-name="T54"> </text:span><text:span text:style-name="T54">" "</text:span><text:span text:style-name="T54">;</text:span></text:p>
      <text:p text:style-name="P28"><text:span text:style-name="T54"><text:tab/><text:tab/>file </text:span><text:span text:style-name="T54">&lt;&lt;</text:span><text:span text:style-name="T54"> arr[i] </text:span><text:span text:style-name="T54">&lt;&lt;</text:span><text:span text:style-name="T54"> </text:span><text:span text:style-name="T54">" "</text:span><text:span text:style-name="T54">;</text:span></text:p>
      <text:p text:style-name="P28"><text:span text:style-name="T54"><text:tab/>}</text:span></text:p>
      <text:p text:style-name="P28"><text:span text:style-name="T54"><text:tab/>std::cout </text:span><text:span text:style-name="T54">&lt;&lt;</text:span><text:span text:style-name="T54"> </text:span><text:span text:style-name="T54">"\n"</text:span><text:span text:style-name="T54">;</text:span></text:p>
      <text:p text:style-name="P28"><text:span text:style-name="T54"><text:tab/>file </text:span><text:span text:style-name="T54">&lt;&lt;</text:span><text:span text:style-name="T54"> </text:span><text:span text:style-name="T54">"\n"</text:span><text:span text:style-name="T54">;</text:span></text:p>
      <text:p text:style-name="P28"><text:span text:style-name="T54"><text:tab/>std::cout </text:span><text:span text:style-name="T54">&lt;&lt;</text:span><text:span text:style-name="T54"> </text:span><text:span text:style-name="T54">"\n# of intervals\tlower bound\tcount\n"</text:span><text:span text:style-name="T54">;</text:span></text:p>
      <text:p text:style-name="P28"><text:span text:style-name="T54"><text:tab/>file </text:span><text:span text:style-name="T54">&lt;&lt;</text:span><text:span text:style-name="T54"> </text:span><text:span text:style-name="T54">"\n# of intervals\tlower bound\tcount\n"</text:span><text:span text:style-name="T54">;</text:span></text:p>
      <text:p text:style-name="P28"><text:span text:style-name="T54"><text:tab/></text:span><text:span text:style-name="T54">for</text:span><text:span text:style-name="T54"> (</text:span><text:span text:style-name="T54">int</text:span><text:span text:style-name="T54"> i = 0; i &lt; NInt; i++) {</text:span></text:p>
      <text:p text:style-name="P28"><text:span text:style-name="T54"><text:tab/><text:tab/></text:span><text:span text:style-name="T54">int</text:span><text:span text:style-name="T54"> res = LGrInt[i];</text:span></text:p>
      <text:p text:style-name="P28"><text:span text:style-name="T54"><text:tab/><text:tab/>file </text:span><text:span text:style-name="T54">&lt;&lt;</text:span><text:span text:style-name="T54"> </text:span><text:span text:style-name="T54">" <text:s text:c="4"/>"</text:span><text:span text:style-name="T54"> </text:span><text:span text:style-name="T54">&lt;&lt;</text:span><text:span text:style-name="T54"> i + 1 </text:span><text:span text:style-name="T54">&lt;&lt;</text:span><text:span text:style-name="T54"> </text:span><text:span text:style-name="T54">"\t\t <text:s text:c="3"/>"</text:span><text:span text:style-name="T54"> </text:span><text:span text:style-name="T54">&lt;&lt;</text:span><text:span text:style-name="T54"> res </text:span><text:span text:style-name="T54">&lt;&lt;</text:span><text:span text:style-name="T54"> </text:span><text:span text:style-name="T54">"\t\t <text:s text:c="2"/>"</text:span><text:span text:style-name="T54"> </text:span><text:span text:style-name="T54">&lt;&lt;</text:span><text:span text:style-name="T54"> res_arr[i] </text:span><text:span text:style-name="T54">&lt;&lt;</text:span><text:span text:style-name="T54"> </text:span><text:span text:style-name="T54">"\n"</text:span><text:span text:style-name="T54">;</text:span></text:p>
      <text:p text:style-name="P28"><text:span text:style-name="T54"><text:tab/><text:tab/>std::cout </text:span><text:span text:style-name="T54">&lt;&lt;</text:span><text:span text:style-name="T54"> </text:span><text:span text:style-name="T54">" <text:s text:c="4"/>"</text:span><text:span text:style-name="T54"> </text:span><text:span text:style-name="T54">&lt;&lt;</text:span><text:span text:style-name="T54"> i + 1 </text:span><text:span text:style-name="T54">&lt;&lt;</text:span><text:span text:style-name="T54"> </text:span><text:span text:style-name="T54">"\t\t <text:s text:c="3"/>"</text:span><text:span text:style-name="T54"> </text:span><text:span text:style-name="T54">&lt;&lt;</text:span><text:span text:style-name="T54"> res </text:span><text:span text:style-name="T54">&lt;&lt;</text:span><text:span text:style-name="T54"> </text:span><text:span text:style-name="T54">"\t\t <text:s text:c="2"/>"</text:span><text:span text:style-name="T54"> </text:span><text:span text:style-name="T54">&lt;&lt;</text:span><text:span text:style-name="T54"> res_arr[i] </text:span><text:span text:style-name="T54">&lt;&lt;</text:span><text:span text:style-name="T54"> </text:span><text:span text:style-name="T54">"\n"</text:span><text:span text:style-name="T54">;</text:span></text:p>
      <text:p text:style-name="P28"><text:span text:style-name="T54"><text:tab/>}</text:span></text:p>
      <text:p text:style-name="P28"><text:span text:style-name="T54"><text:tab/></text:span><text:span text:style-name="T54">return</text:span><text:span text:style-name="T54"> 0;</text:span></text:p>
      <text:p text:style-name="P27"><text:span text:style-name="T54">}</text:span></text:p>
      <text:p text:style-name="P21"/>
      <text:p text:style-name="P35"><text:span text:style-name="Основной_20_шрифт_20_абзаца"><text:span text:style-name="T22">Имя файла: </text:span></text:span><text:span text:style-name="Основной_20_шрифт_20_абзаца"><text:span text:style-name="T18">module.asm</text:span></text:span></text:p>
      <text:p text:style-name="P30"><text:span text:style-name="Основной_20_шрифт_20_абзаца"><text:span text:style-name="T34">.686</text:span></text:span></text:p>
      <text:p text:style-name="P31"><text:span text:style-name="T40">.MODEL FLAT, C</text:span></text:p>
      <text:p text:style-name="P31"><text:span text:style-name="T40">.STACK</text:span></text:p>
      <text:p text:style-name="P31"><text:span text:style-name="T40">.DATA</text:span></text:p>
      <text:p text:style-name="P31"><text:span text:style-name="T40">.CODE</text:span></text:p>
      <text:p text:style-name="P31"><text:span text:style-name="T40">_form_array PROC C NumRanDat:dword, numRanges:dword, arr:dword, LGrInt:dword, res_arr:dword ; Получаем данные из программы высокого уровня</text:span></text:p>
      <text:p text:style-name="P29"/>
      <text:p text:style-name="P31"><text:span text:style-name="T40">mov ecx, 0 ; счетчик для прохода по массиву</text:span></text:p>
      <text:p text:style-name="P31"><text:span text:style-name="T40">mov ebx, [arr] ; массив случайных чисел</text:span></text:p>
      <text:p text:style-name="P31"><text:span text:style-name="T40">mov esi, [LGrInt] ; массив с левыми границами</text:span></text:p>
      <text:p text:style-name="P31"><text:span text:style-name="T40">mov edi, [res_arr] ; массив-результат</text:span></text:p>
      <text:p text:style-name="P29"/>
      <text:p text:style-name="P31"><text:span text:style-name="T40">@begin:</text:span></text:p>
      <text:p text:style-name="P31"><text:span text:style-name="T40"><text:tab/>mov eax, [ebx] ; берем элемент входного массива</text:span></text:p>
      <text:p text:style-name="P31"><text:span text:style-name="T40"><text:tab/>push ebx <text:s/>; сохраняем указатель на текущий элемент</text:span></text:p>
      <text:p text:style-name="P31"><text:span text:style-name="T40"><text:tab/>mov ebx, 0 ; обнуляем указатель</text:span></text:p>
      <text:p text:style-name="P29"/>
      <text:p text:style-name="P31"><text:span text:style-name="T40">@move:</text:span></text:p>
      <text:p text:style-name="P31"><text:span text:style-name="T40"><text:tab/>mov edx, ebx ; edx содержит текущий индекс массива границ</text:span></text:p>
      <text:p text:style-name="P31"><text:span text:style-name="T40"><text:tab/>shl edx, 2 ; индекс умножаем на 4, т.к. каждый элемент состоит из 4 байт</text:span></text:p>
      <text:p text:style-name="P31"><text:span text:style-name="T40"><text:tab/>cmp eax, [esi+edx] ; сравниваем текущий элемент с текущей левой границей</text:span></text:p>
      <text:p text:style-name="P31"><text:span text:style-name="T40"><text:tab/>jge @is_in</text:span></text:p>
      <text:p text:style-name="P31"><text:span text:style-name="T40"><text:tab/>jmp @continue</text:span></text:p>
      <text:p text:style-name="P29"/>
      <text:p text:style-name="P31"><text:span text:style-name="T40">@is_in:</text:span></text:p>
      <text:p text:style-name="P31"><text:span text:style-name="T40"><text:tab/>add edx, edi; в массиве-ответе инкерементируем счетчик</text:span></text:p>
      <text:p text:style-name="P31"><text:span text:style-name="T40"><text:tab/>push eax</text:span></text:p>
      <text:p text:style-name="P31"><text:span text:style-name="T40"><text:tab/>mov eax, [edx]</text:span></text:p>
      <text:p text:style-name="P31"><text:span text:style-name="T40"><text:tab/>inc eax</text:span></text:p>
      <text:p text:style-name="P31"><text:soft-page-break/><text:span text:style-name="T40"><text:tab/>mov [edx], eax</text:span></text:p>
      <text:p text:style-name="P31"><text:span text:style-name="T40"><text:tab/>pop eax</text:span></text:p>
      <text:p text:style-name="P31"><text:span text:style-name="T40"><text:tab/>jmp @continue</text:span></text:p>
      <text:p text:style-name="P29"/>
      <text:p text:style-name="P31"><text:span text:style-name="T40">@continue: ; продолжаем обход массива границ</text:span></text:p>
      <text:p text:style-name="P31"><text:span text:style-name="T40"><text:tab/>inc ebx</text:span></text:p>
      <text:p text:style-name="P31"><text:span text:style-name="T40"><text:tab/>cmp ebx, numRanges</text:span></text:p>
      <text:p text:style-name="P31"><text:span text:style-name="T40"><text:tab/>jle @move</text:span></text:p>
      <text:p text:style-name="P31"><text:span text:style-name="T40"><text:tab/>jmp @end</text:span></text:p>
      <text:p text:style-name="P29"/>
      <text:p text:style-name="P31"><text:span text:style-name="T40">@end:</text:span></text:p>
      <text:p text:style-name="P31"><text:span text:style-name="T40"><text:tab/>pop ebx <text:s/>; забираем текущий элемент и ссылаемся на новый</text:span></text:p>
      <text:p text:style-name="P31"><text:span text:style-name="T40"><text:tab/>add ebx, 4</text:span></text:p>
      <text:p text:style-name="P31"><text:span text:style-name="T40"><text:tab/>inc ecx ; инкрементируем счетчик</text:span></text:p>
      <text:p text:style-name="P31"><text:span text:style-name="T40"><text:tab/>cmp ecx, NumRanDat</text:span></text:p>
      <text:p text:style-name="P31"><text:span text:style-name="T40"><text:s text:c="4"/>jl @begin</text:span></text:p>
      <text:p text:style-name="P29"/>
      <text:p text:style-name="P31"><text:span text:style-name="T40">ret</text:span></text:p>
      <text:p text:style-name="P29"/>
      <text:p text:style-name="P31"><text:span text:style-name="T40">_form_array ENDP</text:span></text:p>
      <text:p text:style-name="P32"><text:span text:style-name="T40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WW_5f_CharLFO5LVL1" style:display-name="WW_CharLFO5LVL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/>
    <meta:initial-creator>Pavel Martinenko</meta:initial-creator>
    <meta:creation-date>2019-09-17T11:31:00Z</meta:creation-date>
    <dc:date>2021-02-18T16:20:33.961000000</dc:date>
    <meta:print-date>2019-09-18T23:43:00Z</meta:print-date>
    <meta:editing-cycles>31</meta:editing-cycles>
    <meta:editing-duration>PT8H13M43S</meta:editing-duration>
    <meta:document-statistic meta:table-count="2" meta:image-count="0" meta:object-count="0" meta:page-count="8" meta:paragraph-count="182" meta:word-count="1009" meta:character-count="6720" meta:non-whitespace-character-count="5590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tmp/mozilla_george0/Pya_Son_Hva_lb6.odt/Normal"/>
  </office:meta>
</office:document-meta>
</file>